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2023-07</text:p>
      <text:p text:style-name="Author">Frank McPherson</text:p>
      <text:p text:style-name="Date">Fri, 01 Sep 2023 13:52:33 GMT</text:p>
      <text:h text:style-name="Heading_20_1" text:outline-level="1">July 2023</text:h>
      <text:h text:style-name="Heading_20_2" text:outline-level="2">July 31</text:h>
      <text:h text:style-name="Heading_20_3" text:outline-level="3"><text:a xlink:type="simple" xlink:href="https://joplinapp.org/" office:name=""><text:span text:style-name="Definition">Joplin</text:span></text:a> might be a candidate for replacement of Evernote. I can get it running on my LXQT/Ubuntu desktop and web clipping from Firefox to the app works. Looks like it works with OneDrive for synchronization although there is something called Joplin Cloud. Need to figure out whether I can use OneDrive with Ubuntu. Following the <text:a xlink:type="simple" xlink:href="https://www.makeuseof.com/how-to-install-microsoft-onedrive-on-ubuntu/" office:name=""><text:span text:style-name="Definition">instructions that I found here</text:span></text:a>. That didn’t work, I think because my Ubuntu container is not running 22.04. Sigh.</text:h>
      <text:h text:style-name="Heading_20_2" text:outline-level="2">July 30</text:h>
      <text:h text:style-name="Heading_20_3" text:outline-level="3">Replacing Evernote</text:h>
      <text:h text:style-name="Heading_20_4" text:outline-level="4">You may have read about the ongoing changes occurring with Evernote. It seems as though every year a change occurs with the company behind Evernote that results in speculation that its demise is imminent. I’ve been using Evernote nearly since it first became a product and while I don’t use it for writing notes it evolved into my document repository. The fact that Evernote runs on every computer platform I use and the web means I can access anything I store in it from any device I use in any place I may be. Evernote has what may be the best web clipper that I have used over the years to capture clips of receipts and any other information on the web that I may want to store. The clipper is available as an extension/plugin for all the major browsers and also exists in the Share functionality of both Android and iPadOS.</text:h>
      <text:h text:style-name="Heading_20_4" text:outline-level="4">Moving away from Evernote to another product, or products, is a two step process. One step is importing all of the current notes with the fidelity needed for them to be useful, by which I mean embedded images and PDFs need to import into the same documents so that I can find and read them in the same was as I do today with Evernote. The second step is picking and using a replacement web clipping and mobile sharing application. Ideally, both of these steps involve the same application and work in the same way as Evernote.</text:h>
      <text:h text:style-name="Heading_20_4" text:outline-level="4">I think the biggest challenge will be with finding another app that runs on all of the platforms I use: MacOS, iPadOS, Windows, Android, Linux, Firefox, and Chrome, and it is accessible from anywhere via the public Internet. I could live with only using an web application if I have to, but prefer native applications for at least MacOS, iPadOS, and Android. I don’t have a problem moving the current archive of notes from Evernote to a separate application from what I will use going forward, so the replacement app can start with a clean slate.</text:h>
      <text:h text:style-name="Heading_20_4" text:outline-level="4">Over the past years I have done research and testing for possible replacements. Two years ago or so I imported my Evernote notes in to OneNote and found that it worked pretty well except for one quirk in that it imported ever 100 notes in two separate sections, for example I end up with a section named “Pages 1-100” and another section named “Pages 101-200” and so on. It’s not a show stopper because I use search more than navigation, but an oddity none the less. OneNote is accessible on nearly every platform I use but the OneNote Clipper is no longer supported as an extension in Firefox, which has become my main browser. I could move back to Chrome but I find it frustrating it is not on Firefox.</text:h>
      <text:h text:style-name="Heading_20_3" text:outline-level="3">Importing Evernote Notes In Obsidian</text:h>
      <text:h text:style-name="Heading_20_4" text:outline-level="4">This past week the Linking Your Thinking YouTube video had <text:a xlink:type="simple" xlink:href="https://youtu.be/3Hm8P9kcOR0" office:name=""><text:span text:style-name="Definition">a video on switching from Evernote to Obsidian</text:span></text:a>. I think the pitch being made in the video to replace Evernote with Obsidian is a bit over the top but it provides what turns out to be simple instructions for importing Evernote Exports in to Obsidian using the Importer community plugin. I followed the instructions to create a Evernote folder in my main Obsidian vault (I don’t use Obsidian much so this vault doesn’t have much in it) and then create subfolders for each of the imported Evernote notebooks. The key thing is that web clips that became embedded images or HTML linked images import with the same fidelity as they appear in Evernote, so the result is I now all of those notes in a new app so if for some reason Evernote were to just down tomorrow I will not have lost anything. (The first thing I did when I heard about the latest news was create a fresh export of all my Evernote notes I want to be sure to note lose.)</text:h>
      <text:h text:style-name="Heading_20_4" text:outline-level="4">Problem is, these Evernote notes are only accessible in my Macbook. Obsidian does not store notes on a server accessed via the Internet, but it does provide a form of peer synchronization between instances of the app running on different platforms. I don’t pay for the synchronization add-on because I don’t need it as so far I have only dabbled with Obsidian.</text:h>
      <text:h text:style-name="Heading_20_4" text:outline-level="4">A interesting upside is that the Obsidian importer actually converts each Evernote note to a markdown file that is stored in a folder named by the notebook in which the note was contained. Any embedded or attached items are stored in another folder and the importer creates a markdown link to each of those items. I should able to copy the entire folder structure from the home folder on my Macbook to a file sharing service like Google Drive or OneDrive and at worse case be able to find the markdown file and open them using any text editor.</text:h>
      <text:h text:style-name="Heading_20_4" text:outline-level="4">By the way, I had found a MacOS command line tool called <text:a xlink:type="simple" xlink:href="https://github.com/wormi4ok/evernote2md" office:name=""><text:span text:style-name="Definition">evernot2md</text:span></text:a> that converts Evernote notes to markdown files but it does not handled embedded images consistently and so I decided it does not fit my need.</text:h>
      <text:h text:style-name="Heading_20_3" text:outline-level="3">Seeking A New Web Clipper</text:h>
      <text:h text:style-name="Heading_20_4" text:outline-level="4">I now am going to shift my focus on finding a replacement for capturing and storing web clippings. First, I am starting with OneNote. I’ve created a new notebook in OneNote to store all of my new web clips, but as I said it doesn’t work in Firefox so that forces me to pre-plan or take an extra step with my web clipping. If I am on a PC I could always print to a PDF and store the result.</text:h>
      <text:h text:style-name="Heading_20_4" text:outline-level="4">I am also going to take a look at what web clipping options exist for Obsidian, although I have doubts about mobile. I found an app called <text:a xlink:type="simple" xlink:href="https://mymind.com/" office:name=""><text:span text:style-name="Definition">mymind</text:span></text:a> that is optimized for web clipping, works on the important platforms I use, but I am not thrilled with the idea of paying for a subscription. I think I could also clip to Roam, but while that is what I am using for my personal notetaking I am not sure I want to use it for storing web clips.</text:h>
      <text:h text:style-name="Heading_20_4" text:outline-level="4">I would consider <text:a xlink:type="simple" xlink:href="https://archivebox.io/" office:name=""><text:span text:style-name="Definition">Archivebox</text:span></text:a>, which I am selfhosting on a Raspberry Pi, but it doesn’t have a mobile app. Capture from mobile devices is very important to me as I think that is how I create more than have of these clippings.</text:h>
      <text:h text:style-name="Heading_20_4" text:outline-level="4">The search for a web clipper/document capture replacement is probably going to take me me some time. If you have ideas for options I would am in interested in learning about them.</text:h>
      <text:h text:style-name="Heading_20_2" text:outline-level="2">July 28</text:h>
      <text:h text:style-name="Heading_20_3" text:outline-level="3">I’ve enabled the two finger swipe up gesture to active <text:a xlink:type="simple" xlink:href="https://www.theverge.com/23811032/google-reading-mode-android-how-to" office:name=""><text:span text:style-name="Definition">Reading Mode</text:span></text:a> on my Pixel 7a.</text:h>
      <text:h text:style-name="Heading_20_3" text:outline-level="3">The Cubs have won six games in a row and there is no real reason why they can’t keep winning each game they have in St. Louis. The trade deadline is at 6 PM on Tuesday, at which point they will have played their remaining games against St. Louis and one against the Reds at home. Personally, I think what they have already done deserves the front office standing pat and not selling Bellinger or Stroman, they have shown they can be competitive. If the Cubs sweep the Cards they will get to three games above .500, and I think that might even make the front office consider being buyers. At least the team is not making the sell decision easy.</text:h>
      <text:h text:style-name="Heading_20_3" text:outline-level="3">For the past month nearly all of my blog posts and day notes have been written in Drummer.</text:h>
      <text:h text:style-name="Heading_20_2" text:outline-level="2">July 27</text:h>
      <text:h text:style-name="Heading_20_3" text:outline-level="3">It seems like every day I am shocked by how it seems the entire technology industry has jumped on the AI/LLM bandwagon over night! Today every company is <text:a xlink:type="simple" xlink:href="https://nuvalence.io/insights/tame-your-cloud-migration-anxiety-with-generative-ai/" office:name=""><text:span text:style-name="Definition">actively seeking and integrating AI in their products and services</text:span></text:a> but the technology feels to me to be still in beta. Is their a potential bubble in the future?</text:h>
      <text:h text:style-name="Heading_20_2" text:outline-level="2">July 26</text:h>
      <text:h text:style-name="Heading_20_3" text:outline-level="3">I’ve installed the Android version of chatGPT on my Pixel 7a.</text:h>
      <text:h text:style-name="Heading_20_3" text:outline-level="3">COVID was very instructive about many things, but I fear that due to our short attention spans we will not learn any of the lessons. One big one is that broad mandates will meet resistance and be counter productive. My fear is that soon governments will react to the growing climate crisis with such mandates and there are going to be problems.</text:h>
      <text:h text:style-name="Heading_20_3" text:outline-level="3">Looks like the outdoor air quality got worse over night even though forecasts suggested it would get better after midnight. The Airthings View Pollution showed pm 2.5 at 24 so I turned on the HVAC fan and noticed an improvement with a drop down to 18 within 20 minutes.</text:h>
      <text:h text:style-name="Heading_20_2" text:outline-level="2">July 25</text:h>
      <text:h text:style-name="Heading_20_3" text:outline-level="3">Yesterday I upgraded my Pixelbook to Chrome OS 115 and tested the Android app streaming with my Pixel 7a and ever since the auto correct with the Pixel 7a onscreen keyboard is not working. Without autocorrect working it is nearly impossible to type on the phone. Found out that for some reason autocorrect and many other “defaults” were turned off. I have also found that <text:a xlink:type="simple" xlink:href="https://www.reddit.com/r/GooglePixel/comments/14y8oos/google_keep_autocorrect_not_working/" office:name=""><text:span text:style-name="Definition">autocorrect isn’t working in Google Keep</text:span></text:a>, but that seems to be a new and reported problem.</text:h>
      <text:h text:style-name="Heading_20_3" text:outline-level="3"><text:a xlink:type="simple" xlink:href="https://www.axios.com/2023/07/25/elon-musk-everything-app-twitter-x" office:name=""><text:span text:style-name="Definition">Sounds to me</text:span></text:a> like Musk imagines x.com (the site formerly known as Twitter) to be a micro payment platform. My guess is that Musk would say micro payments was his original vision for what became Paypal. If he make a working micro payment platform, that might actually be revolutionary, but that is much afield from Twitter. So, I am willing to give Musk latitude for vision even while skeptical that he can execute.</text:h>
      <text:h text:style-name="Heading_20_2" text:outline-level="2">July 24</text:h>
      <text:h text:style-name="Heading_20_3" text:outline-level="3">I remember when <text:a xlink:type="simple" xlink:href="https://en.wikipedia.org/wiki/X.com" office:name=""><text:span text:style-name="Definition">x.com</text:span></text:a> was the domain for Paypal. Now it goes to <text:a xlink:type="simple" xlink:href="https://x.com" office:name=""><text:span text:style-name="Definition">the site previously known as Twitter.</text:span></text:a></text:h>
      <text:h text:style-name="Heading_20_3" text:outline-level="3"><text:a xlink:type="simple" xlink:href="https://www.theatlantic.com/magazine/archive/2023/09/sam-altman-openai-chatgpt-gpt-4/674764/?utm_source=feed" office:name=""><text:span text:style-name="Definition">Reading about OpenAI</text:span></text:a> and can’t help but feel that between it and climate change humans are barreling down the path towards extinction. Greed is driving companies to go as fast as possible to make as much money as possible to achieve dominance. Of all the dangers in the world, nuclear weapons, viruses, etc, greed is is not controlled and that will likely lead to our demise. Just because one can do something doesn’t mean that they should! Greed ignores this important piece of wisdom.</text:h>
      <text:h text:style-name="Heading_20_3" text:outline-level="3">It seems fundamentally wrong to allow and work with technology that we do not understand.</text:h>
      <text:h text:style-name="Heading_20_3" text:outline-level="3">I upgraded the Pixelbook to Chrome OS 115 so to check out the <text:a xlink:type="simple" xlink:href="https://www.aboutchromebooks.com/news/chromeos-115-release-adds-several-new-chromebook-features/?expand_article=1" office:name=""><text:span text:style-name="Definition">Android app streaming</text:span></text:a> from the Pixel 7a. The functionality is buggy and does not work well. For example, using the touchpad on the Pixelbook to screen up and down in an Android is not responsive. Typing with the keyboard resulted in random repeated keyboard input. Right now I would say the performance is only good enough for viewing information. Perhaps there is something janky about the Bluetooth connection.</text:h>
      <text:h text:style-name="Heading_20_2" text:outline-level="2">July 21</text:h>
      <text:h text:style-name="Heading_20_3" text:outline-level="3">Now that Google has released <text:a xlink:type="simple" xlink:href="https://android.com/better-together/nearby-share-app/" office:name=""><text:span text:style-name="Definition">Nearby Share with Windows</text:span></text:a>, I wish they would provide the same for Linux.</text:h>
      <text:h text:style-name="Heading_20_3" text:outline-level="3">Wondering again about what to do for my personal document repository given the potential for the demise of Evernote. <text:a xlink:type="simple" xlink:href="http://oldschool.scripting.com/frank.mcpherson@gmail.com/2023/07/06.html#a182547" office:name=""><text:span text:style-name="Definition">Earlier I learned</text:span></text:a> about an app that converts Evernote notebook exports to markdown files, which I have tried and found that it doesn’t handle embedded images very well. The majority of my web clippings end up in Evernote as embedded images, so that means evernote2md isn’t going to work. So far the best app I own that can import Evernote content is OneNote.</text:h>
      <text:h text:style-name="Heading_20_3" text:outline-level="3">I recently learned about <text:a xlink:type="simple" xlink:href="https://github.com/omnivore-app/omnivore" office:name=""><text:span text:style-name="Definition">Omnivore</text:span></text:a>, which is an open source “read it later” app. I use Readwise Reader as my “read it later” app, but I realize that some of how I use Evernote, to archive web content, is similar in function to read it later. There is the potential of running Omnivore on a local VM and thus store content locally.</text:h>
      <text:h text:style-name="Heading_20_3" text:outline-level="3">You may notice that I don’t really use Evernote for taking notes, instead I use it as a repository, mostly for clipping web pages for things like receipts. I could use OneNote to store web clippings, but it doesn’t have a Firefox extension and Firefox is currently my primary browser. Another important use case for me is being able to store clippings from Android and iPadOS. The fact that Evernote runs on all my platforms is why I have kept using and payint for it through all these years.</text:h>
      <text:h text:style-name="Heading_20_3" text:outline-level="3"><text:a xlink:type="simple" xlink:href="http://oldschool.scripting.com/frank.mcpherson@gmail.com/2023/04/10.html#a135417" office:name=""><text:span text:style-name="Definition">Back in April</text:span></text:a> I built a new Proxmox host on a Beelink U59 Pro, which is the only computer in my house that has a wired LAN connection, all other computers connect via WiFi. The consequence is that VMs and containers running on that computer have the fastest connection to the Internet. I have have a LXQT desktop running on a container on that computer that I connect to every day via VNC and use to browse the Internet. Bottom line is that my best Internet access at home is via a remote desktop running on a computer with a physical LAN connection.</text:h>
      <text:h text:style-name="Heading_20_3" text:outline-level="3">The moral of the story is that while the Beelink U59 Pro does not have the fastest CPU, it may be my most powerful / useful computer because it does have the fastest Internet connection and the vast majority of the computing that I do relies on the Internet. If you use web apps, you need to “beef up” the network connection of your computing device.</text:h>
      <text:h text:style-name="Heading_20_2" text:outline-level="2">July 20</text:h>
      <text:h text:style-name="Heading_20_3" text:outline-level="3">I think there should be a way to program the Pixel Stand to stop charging when the battery reaches a specific percentage of battery life.</text:h>
      <text:h text:style-name="Heading_20_2" text:outline-level="2">July 19</text:h>
      <text:h text:style-name="Heading_20_3" text:outline-level="3">Just realized that Firefox does not sync extensions across devices. If I install an Extension in Firefox on my Mac, it doesn’t appear in Firefox on my Linux desktop.</text:h>
      <text:h text:style-name="Heading_20_2" text:outline-level="2">July 18</text:h>
      <text:h text:style-name="Heading_20_3" text:outline-level="3">The fan of the Pixel Stand has been too noisy. I have been using the Optimized option for charging and I have changed the setting to quiet to see how that makes a difference, but so far I still hear it. For some reason white noise is really noticable.</text:h>
      <text:h text:style-name="Heading_20_3" text:outline-level="3">After reading an article on The Verge about Google Tasks, I decided to try it out by adding a task using Google Assistant on my Nest Hub. The entry was added and expected to Google Tasks. I also see the entry appear in At A Glance at the original time I used, but then I changed the time in Tasks but that isn’t reflect in At A Glance. I think I will be getting a reminder on my phone at the original time.</text:h>
      <text:h text:style-name="Heading_20_3" text:outline-level="3">Will we need to start labeling blogs and other web sites as “created by a human”? Probably need meta tags too, and the ability to search for sites only known to be created by humans. It all comes down to trust.</text:h>
      <text:h text:style-name="Heading_20_2" text:outline-level="2">July 17</text:h>
      <text:h text:style-name="Heading_20_3" text:outline-level="3">I use Readwise Reader for reading web content. Normally whenever I load the site I see the most recent items I added. Today when I first loaded the site there was a noticeable delay for it to catch up with the items I added. It’s probably caching locally, but this may also indicate a growing performance issue.</text:h>
      <text:h text:style-name="Heading_20_2" text:outline-level="2">July 16</text:h>
      <text:h text:style-name="Heading_20_3" text:outline-level="3">My First Experience With Matter</text:h>
      <text:h text:style-name="Heading_20_4" text:outline-level="4">Eight years ago I began my experience with the <text:a xlink:type="simple" xlink:href="https://en.wikipedia.org/wiki/Internet_of_things" office:name=""><text:span text:style-name="Definition">Internet of Things</text:span></text:a> when I purchased a set of two white <text:a xlink:type="simple" xlink:href="https://en.wikipedia.org/wiki/Philips_Hue" office:name=""><text:span text:style-name="Definition">Hue lights</text:span></text:a> and a Hue bridge. I put one of the lights in a lamp in our basement and the second in a lamp in our living room and used the Hue app to control the lights and create simple automations like turning the lights on at sunset and turning them off at a designated time later in the evening. Later I added two color lights for use in the basement that I use for a variety of settings when watching TV and movies.</text:h>
      <text:h text:style-name="Heading_20_4" text:outline-level="4">A year later we had a failure with our sump pump that caused flooding in our basement and a subsequent remodeling. After completing the remodeling I wanted to put a moisture sensor in the sump pump pit that will alert us when water reaches to a higher than normal level, but well below the top of the pit. Philips only sold lights, so I turned to another vendor known as <text:a xlink:type="simple" xlink:href="https://en.wikipedia.org/wiki/SmartThings" office:name=""><text:span text:style-name="Definition">SmartThings</text:span></text:a> to buy a moisture sensor that required me to buy another hub.</text:h>
      <text:h text:style-name="Heading_20_4" text:outline-level="4">It was at this point that I encountered the largest obstacle to the Internet of Things, a vendor lock-in that kept me from being able to use the Hue hub, which has a Zigbee radio, with other products that also use <text:a xlink:type="simple" xlink:href="https://en.wikipedia.org/wiki/Zigbee" office:name=""><text:span text:style-name="Definition">Zigbee</text:span></text:a>. I was forced to add another hub to my home network and both hubs require a physical LAN connection. SmartThings, which was later acquired by Samsung, is more open than Hue, but it can’t directly communicate with the Hue lights, I have to connect the SmartThings app on my phone to my Hue account to control lights. A similar set up is needed to use Amazon’s Alexa or Google Home to control Hue lights and devices controlled by SmartThings.</text:h>
      <text:h text:style-name="Heading_20_4" text:outline-level="4">While there are smart lights one can use directly with SmartThings, Alexa, and Google Home, I think the Hue app is still the leader in providing scenes that mix colors across lights to produce various effects. The need to stick with a specific vendor or install multiple hubs is the reason why Matter exists. <text:a xlink:type="simple" xlink:href="https://en.wikipedia.org/wiki/Matter_(standard)" office:name=""><text:span text:style-name="Definition">Matter</text:span></text:a> is a standard that along with a communication protocol called Threads is or will be supported by multiple vendors that promises to not only allow many more products to work with the same hub, or controller, like Alexa, Google Nest or SmartThings but also make the setup process easier.</text:h>
      <text:h text:style-name="Heading_20_4" text:outline-level="4">Having been in development for many years, the Matter standard was released mid last year and official Matter products started to be available late last year. I have been keeping an eye on the products that are available and decided on Amazon Prime day to purchase a <text:a xlink:type="simple" xlink:href="https://www.amazon.com/dp/B0BNWGZ545" office:name=""><text:span text:style-name="Definition">TP-Link Tapo Matter compatible smart plug</text:span></text:a> that I received yesterday and set up today.</text:h>
      <text:h text:style-name="Heading_20_4" text:outline-level="4">I planned to use either Google Home or SmartThings to configure and control the switch. The instructions for the switch are minimal and I did not install the Tapo app that TP-Link provides. My first surprise is that immediately after plugging the switch to power a Google Home notification appeared indicating a devices was available to be added. I proceeded to the next step that involved capturing a QR code that is on the switch and then letting the set up proceed that ultimately failed. While the device appeared to be recognized, it didn’t look like network communication was taking place.</text:h>
      <text:h text:style-name="Heading_20_4" text:outline-level="4">Next I unplugged the device and plugged it back in, but this time there was no notification on my phone. I decided to see whether I could have more luck using SmartThings, manually starting the process to add a device, but that seemed to also get stuck at network communication. Small as the documents that came with the switch are, they did tell me that if there was a problem and the phone was connected to 5 Ghz WiFi revert the older 2.6 Ghz WiFi and try again, which I did.</text:h>
      <text:h text:style-name="Heading_20_4" text:outline-level="4">I did not have success at getting the switch configured with either Google Home or SmartThings even after switching my Pixel 7a to our 2.6 GHz WiFi network. The switch instructions also provide steps to reset the network and reset the switch to factory defaults, which I did by holding the power button down for ten seconds. After having done those changes, starting Google Home and manually adding a new device, I saw more progress that included an exchange of Matter credentials. Eventually I saw the steps to name the device and designate where it is located in my home and set up was complete with the switch accessible via Google Home and thus my Nest hub and Google Assistant on my Pixel 7a.</text:h>
      <text:h text:style-name="Heading_20_4" text:outline-level="4">Clearly, the setup process was not as smooth as promised by those who created Matter, but in the end I was able to add a device made and sold by TP-Link directly to Google Home without having to install another TP-Link app. I have other WiFi-only TP-Link switches that to control with Google Home I needed to add to the TP-Link Kasa app with a TP-Link account that I then provided to Google Home. We are in the early days of Matter and we can expect the set up process to be smoother, for example the setup process ought to gracefully handle different WiFi bands. My plan going forward is to only buy IoT products that support Matter in the hope that some time down the road I can remove one or more of the hubs that I have accumulated over time.</text:h>
      <text:h text:style-name="Heading_20_2" text:outline-level="2">July 13</text:h>
      <text:h text:style-name="Heading_20_3" text:outline-level="3">I have had my first good experience with passkeys. Github has added passkey support for login and I was able to create and store a passkey for the site using 1Password. The Github passkey is associated to my account in 1Password and accessible from both Chrome and Firefox via multiple computers.</text:h>
      <text:h text:style-name="Heading_20_2" text:outline-level="2">July 10</text:h>
      <text:h text:style-name="Heading_20_3" text:outline-level="3">Having read some articles <text:a xlink:type="simple" xlink:href="https://arstechnica.com/?p=1952442" office:name=""><text:span text:style-name="Definition">about Evernote</text:span></text:a>, I’ve decided to start transitioning away from how I have been using it and probably not renew when my account expires in January. First step is to find an alternate web clipper and right now I am leaning toward OneNote because it is available on all of the operating systems that I use, but I am finding that the OneNote web clipper extension is not available for all of the web browsers that I use.</text:h>
      <text:h text:style-name="Heading_20_3" text:outline-level="3">Specifically, OneNote web clipper is not available for Firefox, which is my primary browser on Mac and Linux. A thought occurred to me that I could use Microsoft Edge on Linux, but that is really just an Electron app AND the OneNote web clipper installation sees it as a mobile browser rather than a desktop. Ironically, this means that the best way for me to use the OneNote web clipper is with Chrome.</text:h>
      <text:h text:style-name="Heading_20_3" text:outline-level="3">Just found another issue with using OneNote, which is that the OneNote share sheet in iPadOS creates a PDF copy of the web page rather than a HTML page like on desktops.</text:h>
      <text:h text:style-name="Heading_20_3" text:outline-level="3">I do note that just because Evernote has moved their operations outside of the United States does not mean it is near closing down. The move does suggest that Evernote is in “cost cutting” mode and makes one wonder whether they will increase prices in the future.</text:h>
      <text:h text:style-name="Heading_20_2" text:outline-level="2">July 7</text:h>
      <text:h text:style-name="Heading_20_3" text:outline-level="3">I think associating Threads with Instagram was a really smart move by Meta given that Instagram, like TikTok, is all amount influencers.</text:h>
      <text:h text:style-name="Heading_20_2" text:outline-level="2">July 6</text:h>
      <text:h text:style-name="Heading_20_3" text:outline-level="3">Reading once again that the demise of Evernote is imminent, which seems to happen at least once a year. I have a lot of stuff in Evernote, but the criticality of that stuff is not clear to me. I’ve created exports of my most recently used notebooks and I have learned about <text:a xlink:type="simple" xlink:href="https://github.com/wormi4ok/evernote2md" office:name=""><text:span text:style-name="Definition">an app that converts Evernote exports to markdown</text:span></text:a> that I am going to experiment with. I figure once I have this stuff in markdown they can be imported in to a number of alternate applications.</text:h>
      <text:h text:style-name="Heading_20_3" text:outline-level="3"><text:a xlink:type="simple" xlink:href="https://www.desksituation.com/" office:name=""><text:span text:style-name="Definition">DeskSituation</text:span></text:a>…. geek porn.</text:h>
      <text:h text:style-name="Heading_20_3" text:outline-level="3">I am already seeing posts in Threads that are not from the people who I follow… so, looks like it will get as noisy as Twitter and I am not sure whether I need that in my life. None the less, I my bet is that <text:a xlink:type="simple" xlink:href="http://scripting.com/2023/07/06/134151.html" office:name=""><text:span text:style-name="Definition">Threads will prevail</text:span></text:a> simply because it is easy for people to get on ans see a “populated” network of at least who they follow on Instagram. Given how many celebrities already use Instagram, those will all be on Threads instantly… and that is not something Bluesky or Mastodon can replicate.</text:h>
      <text:h text:style-name="Heading_20_3" text:outline-level="3">Interesting that it is <text:a xlink:type="simple" xlink:href="https://www.threads.net/" office:name=""><text:span text:style-name="Definition">Threads</text:span></text:a>, an Instagram app. The start up process is easy because you re-use your Instagram account and can follow everyone you follow in Instagram. A quick perusal suggests nearly everyone I follow on Instagram has created an account on Threads, obviously this enables them to overcome a huge barrier to entry that being one’s network of people they follow. Starting up on Mastodon and Bluesky is starting from a blank slate. Here is <text:a xlink:type="simple" xlink:href="https://www.threads.net/@fmcpherson" office:name=""><text:span text:style-name="Definition">a link to my public profile on Threads</text:span></text:a>.</text:h>
      <text:h text:style-name="Heading_20_3" text:outline-level="3">Surprised / somewhat amused by the number of people jumping on board of the Facebook Threads social network app. Too many of these things.</text:h>
      <text:h text:style-name="Heading_20_2" text:outline-level="2">July 5</text:h>
      <text:h text:style-name="Heading_20_3" text:outline-level="3">The more I read of <text:a xlink:type="simple" xlink:href="https://www.thurrott.com/mobile/android/284981/google-pixel-fold-the-morning-after" office:name=""><text:span text:style-name="Definition">people’s experience with the Pixel Fold</text:span></text:a>, the more intrigued I am about it, but then I pick up my Microsoft Duo and am reminded of how heavy it i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2023-07</dc:title>
    <dc:description/>
    <dc:subject/>
    <meta:keyword/>
    <meta:initial-creator>Frank McPherson</meta:initial-creator>
    <dc:creator>Frank McPherson</dc:creator>
    <meta:creation-date>2024-03-12T19:39:12Z</meta:creation-date>
    <dc:date>2024-03-12T19:39:12Z</dc:date>
    <meta:user-defined meta:name="date" meta:value-type="string">Fri, 01 Sep 2023 13:52:33 GMT</meta:user-defined>
  </office:meta>
</office:document-meta>
</file>